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5252in"/>
    </style:style>
    <style:style style:name="co4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2" table:number-columns-repeated="2" table:default-cell-style-name="ACE-3"/>
        <table:table-column table:style-name="co3" table:default-cell-style-name="Gnumeric-default"/>
        <table:table-column table:style-name="co4" table:number-columns-repeated="123" table:default-cell-style-name="Default"/>
        <table:table-row table:style-name="ro1">
          <table:table-cell table:style-name="Default" table:number-columns-repeated="5"/>
          <table:table-cell table:number-columns-repeated="123"/>
        </table:table-row>
        <table:table-row table:style-name="ro1">
          <table:table-cell table:style-name="ACE-1" office:value-type="string" calcext:value-type="string">
            <text:p>Item</text:p>
          </table:table-cell>
          <table:table-cell table:style-name="ACE-1" office:value-type="string" calcext:value-type="string">
            <text:p>Quantity</text:p>
          </table:table-cell>
          <table:table-cell table:style-name="ACE-1" office:value-type="string" calcext:value-type="string">
            <text:p>Price Per</text:p>
          </table:table-cell>
          <table:table-cell table:style-name="ACE-1" office:value-type="string" calcext:value-type="string">
            <text:p>Price</text:p>
          </table:table-cell>
          <table:table-cell table:style-name="ACE-1" office:value-type="string" calcext:value-type="string">
            <text:p>Link</text:p>
          </table:table-cell>
          <table:table-cell table:number-columns-repeated="123"/>
        </table:table-row>
        <table:table-row table:style-name="ro1">
          <table:table-cell table:style-name="ACE-1" office:value-type="string" calcext:value-type="string">
            <text:p>Transmitter</text:p>
          </table:table-cell>
          <table:table-cell table:style-name="ACE-1" table:number-columns-repeated="4"/>
          <table:table-cell table:number-columns-repeated="123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1" calcext:value-type="float">
            <text:p>1.00</text:p>
          </table:table-cell>
          <table:table-cell table:style-name="ACE-2" table:formula="of:=[.B4]*[.C4]" office:value-type="float" office:value="1" calcext:value-type="float">
            <text:p>1.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Joystick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1.76" calcext:value-type="float">
            <text:p>1.76</text:p>
          </table:table-cell>
          <table:table-cell table:style-name="ACE-2" table:formula="of:=[.B5]*[.C5]" office:value-type="float" office:value="3.52" calcext:value-type="float">
            <text:p>3.52</text:p>
          </table:table-cell>
          <table:table-cell office:value-type="string" calcext:value-type="string">
            <text:p>https://www.digikey.com/en/products/detail/c-k/THB001P/1168719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OLED screen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2" calcext:value-type="float">
            <text:p>2.00</text:p>
          </table:table-cell>
          <table:table-cell table:style-name="ACE-2" table:formula="of:=[.B6]*[.C6]" office:value-type="float" office:value="2" calcext:value-type="float">
            <text:p>2.00</text:p>
          </table:table-cell>
          <table:table-cell office:value-type="string" calcext:value-type="string">
            <text:p>https://www.aliexpress.com/item/2251832770994631.html?spm=a2g0o.order_list.order_list_main.168.5d771802f8u98h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0.7" calcext:value-type="float">
            <text:p>0.70</text:p>
          </table:table-cell>
          <table:table-cell table:style-name="ACE-2" table:formula="of:=[.B7]*[.C7]" office:value-type="float" office:value="1.4" calcext:value-type="float">
            <text:p>1.40</text:p>
          </table:table-cell>
          <table:table-cell office:value-type="string" calcext:value-type="string">
            <text:p>https://www.digikey.com/en/products/detail/c-k/JS202011JCQN/6137630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Shoulder button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0.9" calcext:value-type="float">
            <text:p>0.90</text:p>
          </table:table-cell>
          <table:table-cell table:style-name="ACE-2" table:formula="of:=[.B8]*[.C8]" office:value-type="float" office:value="1.8" calcext:value-type="float">
            <text:p>1.80</text:p>
          </table:table-cell>
          <table:table-cell office:value-type="string" calcext:value-type="string">
            <text:p>https://www.digikey.com/en/products/detail/e-switch/PBH4UOANAGX/80527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0805 LED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0.3" calcext:value-type="float">
            <text:p>0.30</text:p>
          </table:table-cell>
          <table:table-cell table:style-name="ACE-2" table:formula="of:=[.B9]*[.C9]" office:value-type="float" office:value="0.3" calcext:value-type="float">
            <text:p>0.30</text:p>
          </table:table-cell>
          <table:table-cell office:value-type="string" calcext:value-type="string">
            <text:p>https://www.digikey.com/en/products/detail/liteon/LTST-C170KFKT/38677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680 ohm 0805 resistor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0.1" calcext:value-type="float">
            <text:p>0.10</text:p>
          </table:table-cell>
          <table:table-cell table:style-name="ACE-2" table:formula="of:=[.B10]*[.C10]" office:value-type="float" office:value="0.1" calcext:value-type="float">
            <text:p>0.10</text:p>
          </table:table-cell>
          <table:table-cell office:value-type="string" calcext:value-type="string">
            <text:p>https://www.aliexpress.us/item/3256804579195022.html?spm=a2g0o.productlist.main.3.26ce3400v17FaM&amp;algo_pvid=b20cc5c3-be79-4430-b946-7f104dd6920c&amp;algo_exp_id=b20cc5c3-be79-4430-b946-7f104dd6920c-1&amp;pdp_npi=4%40dis%21USD%210.48%210.48%21%21%210.48%21%21%402101f49c16960132575341016e33c9%2112000030389035378%21sea%21US%210%21AB&amp;curPageLogUid=vwxSfvHASDHL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0Kohm 0805 resistor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0.1" calcext:value-type="float">
            <text:p>0.10</text:p>
          </table:table-cell>
          <table:table-cell table:style-name="ACE-2" table:formula="of:=[.B11]*[.C11]" office:value-type="float" office:value="0.1" calcext:value-type="float">
            <text:p>0.10</text:p>
          </table:table-cell>
          <table:table-cell office:value-type="string" calcext:value-type="string">
            <text:p>https://www.digikey.com/en/products/detail/stackpole-electronics-inc/RMCF0805JT10K0/175776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battery clip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0.7" calcext:value-type="float">
            <text:p>0.70</text:p>
          </table:table-cell>
          <table:table-cell table:style-name="ACE-2" table:formula="of:=[.B12]*[.C12]" office:value-type="float" office:value="1.4" calcext:value-type="float">
            <text:p>1.40</text:p>
          </table:table-cell>
          <table:table-cell office:value-type="string" calcext:value-type="string">
            <text:p>https://www.digikey.com/en/products/detail/keystone-electronics/54/2254090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8650 battery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5" calcext:value-type="float">
            <text:p>5.00</text:p>
          </table:table-cell>
          <table:table-cell table:style-name="ACE-2" table:formula="of:=[.B13]*[.C13]" office:value-type="float" office:value="5" calcext:value-type="float">
            <text:p>5.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XIAO ESP32-C3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5" calcext:value-type="float">
            <text:p>5.00</text:p>
          </table:table-cell>
          <table:table-cell table:style-name="ACE-2" table:formula="of:=[.B14]*[.C14]" office:value-type="float" office:value="5" calcext:value-type="float">
            <text:p>5.00</text:p>
          </table:table-cell>
          <table:table-cell office:value-type="string" calcext:value-type="string">
            <text:p>https://www.digikey.com/en/products/detail/seeed-technology-co-ltd/113991054/16652880</text:p>
          </table:table-cell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subtotal</text:p>
          </table:table-cell>
          <table:table-cell table:style-name="ACE-1" table:formula="of:=SUM([.D4:.D14])" office:value-type="float" office:value="21.62" calcext:value-type="float">
            <text:p>21.62</text:p>
          </table:table-cell>
          <table:table-cell table:number-columns-repeated="124"/>
        </table:table-row>
        <table:table-row table:style-name="ro1" table:number-rows-repeated="3">
          <table:table-cell table:style-name="Default" table:number-columns-repeated="5"/>
          <table:table-cell table:number-columns-repeated="123"/>
        </table:table-row>
        <table:table-row table:style-name="ro1">
          <table:table-cell table:style-name="ACE-1" office:value-type="string" calcext:value-type="string">
            <text:p>Receiver</text:p>
          </table:table-cell>
          <table:table-cell/>
          <table:table-cell table:style-name="Gnumeric-default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B20]*[.C20]" office:value-type="float" office:value="1" calcext:value-type="float">
            <text:p>1.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XT30 connector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B21]*[.C21]" office:value-type="float" office:value="1" calcext:value-type="float">
            <text:p>1.00</text:p>
          </table:table-cell>
          <table:table-cell office:value-type="string" calcext:value-type="string">
            <text:p>https://www.aliexpress.us/item/2251832360532996.html?spm=a2g0o.productlist.main.11.de423f59fZLg9d&amp;algo_pvid=c55cc471-7802-4e91-891a-9a4e75c48121&amp;algo_exp_id=c55cc471-7802-4e91-891a-9a4e75c48121-5&amp;pdp_npi=4%40dis%21USD%218.85%210.99%21%21%218.85%21%21%402101f49716960136687341141ea566%2167462397939%21sea%21US%210%21AB&amp;curPageLogUid=wmWYOYthzg1A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XIAO ESP32-C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table:formula="of:=[.B22]*[.C22]" office:value-type="float" office:value="5" calcext:value-type="float">
            <text:p>5.00</text:p>
          </table:table-cell>
          <table:table-cell office:value-type="string" calcext:value-type="string">
            <text:p>https://www.digikey.com/en/products/detail/seeed-technology-co-ltd/113991054/16652880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9650 buzzer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table:formula="of:=[.B23]*[.C23]" office:value-type="float" office:value="1.8" calcext:value-type="float">
            <text:p>1.80</text:p>
          </table:table-cell>
          <table:table-cell office:value-type="string" calcext:value-type="string">
            <text:p>https://www.digikey.com/en/products/detail/pui-audio-inc/SMI-1027-T-5V-R/1316591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formula="of:=[.B24]*[.C24]" office:value-type="float" office:value="0.5" calcext:value-type="float">
            <text:p>0.50</text:p>
          </table:table-cell>
          <table:table-cell office:value-type="string" calcext:value-type="string">
            <text:p>https://www.digikey.com/en/products/detail/umw/AMS1117-3-3/1763525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L780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formula="of:=[.B25]*[.C25]" office:value-type="float" office:value="1.17" calcext:value-type="float">
            <text:p>1.17</text:p>
          </table:table-cell>
          <table:table-cell office:value-type="string" calcext:value-type="string">
            <text:p>https://www.digikey.com/en/products/detail/stmicroelectronics/L7806CD2T-TR/103824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DRV8870 Hbridge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table:formula="of:=[.B26]*[.C26]" office:value-type="float" office:value="4.4" calcext:value-type="float">
            <text:p>4.40</text:p>
          </table:table-cell>
          <table:table-cell office:value-type="string" calcext:value-type="string">
            <text:p>https://www.digikey.com/en/products/detail/texas-instruments/DRV8870DDAR/542882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0.1uF 0805 capacitors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B27]*[.C27]" office:value-type="float" office:value="0.2" calcext:value-type="float">
            <text:p>0.20</text:p>
          </table:table-cell>
          <table:table-cell office:value-type="string" calcext:value-type="string">
            <text:p>https://www.digikey.com/en/products/detail/yageo/CC0805KRX7R9BB104/30287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47uF 0805 capacito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table:formula="of:=[.B28]*[.C28]" office:value-type="float" office:value="2" calcext:value-type="float">
            <text:p>2.00</text:p>
          </table:table-cell>
          <table:table-cell office:value-type="string" calcext:value-type="string">
            <text:p>https://www.aliexpress.us/item/3256802100554482.html?spm=a2g0o.productlist.main.1.293f79b61Lx59M&amp;algo_pvid=94dab8f0-a7bd-40c3-af03-3dcb7e933446&amp;algo_exp_id=94dab8f0-a7bd-40c3-af03-3dcb7e933446-0&amp;pdp_npi=4%40dis%21USD%210.94%210.89%21%21%210.94%21%21%402101f49c16960139259096556e33c9%2112000019918515801%21sea%21US%210%21AB&amp;curPageLogUid=Q0m0J4WVnZqB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0 Kohm 0805 resisto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B29]*[.C29]" office:value-type="float" office:value="0.1" calcext:value-type="float">
            <text:p>0.10</text:p>
          </table:table-cell>
          <table:table-cell office:value-type="string" calcext:value-type="string">
            <text:p>https://www.digikey.com/en/products/detail/stackpole-electronics-inc/RMCF0805JT10K0/175776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680 ohm 0805 resisto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B30]*[.C30]" office:value-type="float" office:value="0.1" calcext:value-type="float">
            <text:p>0.10</text:p>
          </table:table-cell>
          <table:table-cell office:value-type="string" calcext:value-type="string">
            <text:p>https://www.aliexpress.us/item/3256804579195022.html?spm=a2g0o.productlist.main.3.26ce3400v17FaM&amp;algo_pvid=b20cc5c3-be79-4430-b946-7f104dd6920c&amp;algo_exp_id=b20cc5c3-be79-4430-b946-7f104dd6920c-1&amp;pdp_npi=4%40dis%21USD%210.48%210.48%21%21%210.48%21%21%402101f49c16960132575341016e33c9%2112000030389035378%21sea%21US%210%21AB&amp;curPageLogUid=vwxSfvHASDHL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0805 LED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0</text:p>
          </table:table-cell>
          <table:table-cell table:formula="of:=[.B31]*[.C31]" office:value-type="float" office:value="0.3" calcext:value-type="float">
            <text:p>0.30</text:p>
          </table:table-cell>
          <table:table-cell office:value-type="string" calcext:value-type="string">
            <text:p>https://www.digikey.com/en/products/detail/liteon/LTST-C170KFKT/38677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3 pin male heade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formula="of:=[.B32]*[.C32]" office:value-type="float" office:value="0.8" calcext:value-type="float">
            <text:p>0.80</text:p>
          </table:table-cell>
          <table:table-cell office:value-type="string" calcext:value-type="string">
            <text:p>https://www.aliexpress.us/item/2255799947487938.html?spm=a2g0o.productlist.main.5.5fd71ac43h1SpC&amp;algo_pvid=7c74fb50-bedd-4646-8dbd-c0889950bad7&amp;algo_exp_id=7c74fb50-bedd-4646-8dbd-c0889950bad7-2&amp;pdp_npi=4%40dis%21USD%210.55%210.52%21%21%210.55%21%21%402101f49616960140452936437ed6cc%2110000000398250014%21sea%21US%210%21AB&amp;curPageLogUid=STjmu7Jf5aUo</text:p>
          </table:table-cell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subtotal</text:p>
          </table:table-cell>
          <table:table-cell table:style-name="ACE-4" table:formula="of:=SUM([.D20:.D32])" office:value-type="float" office:value="18.37" calcext:value-type="float">
            <text:p>18.37</text:p>
          </table:table-cell>
          <table:table-cell table:number-columns-repeated="124"/>
        </table:table-row>
        <table:table-row table:style-name="ro1" table:number-rows-repeated="2">
          <table:table-cell table:style-name="Default" table:number-columns-repeated="5"/>
          <table:table-cell table:number-columns-repeated="123"/>
        </table:table-row>
        <table:table-row table:style-name="ro1">
          <table:table-cell table:style-name="ACE-1" office:value-type="string" calcext:value-type="string">
            <text:p>Chassis</text:p>
          </table:table-cell>
          <table:table-cell/>
          <table:table-cell table:style-name="Gnumeric-default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Filament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table:formula="of:=[.B37]*[.C37]"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drive motors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table:formula="of:=[.B38]*[.C38]"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eels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formula="of:=[.B39]*[.C39]"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eapon motor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table:formula="of:=[.B40]*[.C40]" office:value-type="float" office:value="15" calcext:value-type="float">
            <text:p>1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ushless ESC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table:formula="of:=[.B41]*[.C41]" office:value-type="float" office:value="15" calcext:value-type="float">
            <text:p>1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LiPo battery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table:formula="of:=[.B42]*[.C42]" office:value-type="float" office:value="15" calcext:value-type="float">
            <text:p>1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n/Off switch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formula="of:=[.B43]*[.C43]" office:value-type="float" office:value="10" calcext:value-type="float">
            <text:p>10</text:p>
          </table:table-cell>
          <table:table-cell office:value-type="string" calcext:value-type="string">
            <text:p>https://www.fingertechrobotics.com/proddetail.php?prod=ft-mini-switch</text:p>
          </table:table-cell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subtotal</text:p>
          </table:table-cell>
          <table:table-cell table:style-name="ACE-1" table:formula="of:=SUM([.D35:.D43])" office:value-type="float" office:value="155" calcext:value-type="float">
            <text:p>155</text:p>
          </table:table-cell>
          <table:table-cell table:number-columns-repeated="124"/>
        </table:table-row>
        <table:table-row table:style-name="ro1" table:number-rows-repeated="3">
          <table:table-cell table:style-name="Default" table:number-columns-repeated="5"/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Total</text:p>
          </table:table-cell>
          <table:table-cell table:style-name="ACE-1" table:formula="of:=[.D15]+[.D33]+[.D44]" office:value-type="float" office:value="194.99" calcext:value-type="float">
            <text:p>194.99</text:p>
          </table:table-cell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9T15:05:31.428860776</dc:date>
    <meta:creation-date>2017-01-01T14:30:12Z</meta:creation-date>
    <meta:editing-cycles>1</meta:editing-cycles>
    <meta:editing-duration>PT2M16S</meta:editing-duration>
    <meta:generator>LibreOffice/7.4.7.2$Linux_X86_64 LibreOffice_project/40$Build-2</meta:generator>
    <meta:document-statistic meta:table-count="1" meta:cell-count="162" meta:object-count="0"/>
  </office:meta>
</office:document-meta>
</file>